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7pt"/>
    </style:style>
    <style:style style:name="co11" style:family="table-column">
      <style:table-column-properties fo:break-before="auto" style:column-width="627.39pt"/>
    </style:style>
    <style:style style:name="co12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1019" table:default-cell-style-name="ce15"/>
        <table:table-row table:style-name="ro1">
          <table:table-cell table:style-name="ce6" office:value-type="string" calcext:value-type="string">
            <text:p>Piece</text:p>
          </table:table-cell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baddon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chemist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ti-Mage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xe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at Ride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east Maste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ounty Hunt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aos Knight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lockwerk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rystal Maide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ath Prophet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rupto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oom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agon Knight</text:p>
          </table:table-cell>
          <table:table-cell table:style-name="ce12" office:value-type="string" calcext:value-type="string">
            <text:p>Human/Drag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ow Ranger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chantress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igma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atures Prophet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Gyrocopt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Juggernaut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Kunkk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ch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ght Keeper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n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one Druid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u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ycan</text:p>
          </table:table-cell>
          <table:table-cell table:style-name="ce12" office:value-type="string" calcext:value-type="string">
            <text:p>Human/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edusa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ira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orphling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ecrophos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gre Magi</text:p>
          </table:table-cell>
          <table:table-cell table:style-name="ce12" office:value-type="string" calcext:value-type="string">
            <text:p>Ogre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mni Knigh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ain Queen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hantom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uck</text:p>
          </table:table-cell>
          <table:table-cell table:style-name="ce12" office:value-type="string" calcext:value-type="string">
            <text:p>Elf/Drago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azor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ki</text:p>
          </table:table-cell>
          <table:table-cell table:style-name="ce12" office:value-type="string" calcext:value-type="string">
            <text:p>Satyr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ilence, area / miss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nd King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Fiend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Shaman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da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k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physical / disarm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nip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chies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mplar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rrorblade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de Hunte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mbersaw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k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y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eant Protecto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ll Warlord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usk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enomancer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iper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nd Range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tch Docto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Speci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east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em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rago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war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lemen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lf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oblin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gr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rc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aga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oll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ndead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aty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kes your benched heroes invisible</text:p>
          </table:table-cell>
          <table:table-cell table:number-columns-repeated="1020"/>
        </table:table-row>
        <table:table-row table:style-name="ro1" table:number-rows-repeated="41">
          <table:table-cell table:style-name="ce8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9"/>
        <table:table-column table:style-name="co10" table:default-cell-style-name="ce9"/>
        <table:table-column table:style-name="co12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ssassin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emon Hunter</text:p>
          </table:table-cell>
          <table:table-cell table:style-name="ce8" office:value-type="string" calcext:value-type="string">
            <text:p>1, 2</text:p>
          </table:table-cell>
          <table:table-cell table:style-name="ce8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ruid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Knight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Hunter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Attack damage increased by 25% / 30% for all friendly hunter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age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ech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hama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rior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8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20:11:56.589966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05T20:13:01.465329714</dc:date>
    <dc:creator>Ilya Shpigor</dc:creator>
    <meta:editing-duration>PT5H49M53S</meta:editing-duration>
    <meta:editing-cycles>478</meta:editing-cycles>
    <meta:document-statistic meta:table-count="4" meta:cell-count="552" meta:object-count="0"/>
  </office:meta>
</office:document-meta>
</file>